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ack" svg:font-family="Hack" style:font-pitch="fixed"/>
    <style:font-face style:name="Liberation Mono" svg:font-family="'Liberation Mono'" style:font-family-generic="modern" style:font-pitch="fixed"/>
    <style:font-face style:name="Nimbus Mono L" svg:font-family="'Nimbus Mono L'" style:font-family-generic="modern" style:font-pitch="fixed"/>
    <style:font-face style:name="Zurich BT2" svg:font-family="'Zurich BT'" style:font-pitch="variable"/>
    <style:font-face style:name="Zurich BT" svg:font-family="'Zurich BT'" style:font-adornments="Bold" style:font-pitch="variable"/>
    <style:font-face style:name="Zurich BT1" svg:font-family="'Zurich BT'" style:font-adornments="Roman" style:font-pitch="variable"/>
    <style:font-face style:name="Zurich Lt BT" svg:font-family="'Zurich Lt BT'" style:font-pitch="variable"/>
    <style:font-face style:name="Zurich Lt BT1" svg:font-family="'Zurich Lt B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66d84" officeooo:paragraph-rsid="00066d84"/>
    </style:style>
    <style:style style:name="P2" style:family="paragraph" style:parent-style-name="Subtitle">
      <style:text-properties officeooo:paragraph-rsid="00066d84"/>
    </style:style>
    <style:style style:name="P3" style:family="paragraph" style:parent-style-name="Text_20_body">
      <style:text-properties officeooo:rsid="00066d84" officeooo:paragraph-rsid="00066d84"/>
    </style:style>
    <style:style style:name="P4" style:family="paragraph" style:parent-style-name="Text_20_body">
      <style:text-properties style:font-name="Zurich Lt BT" fo:font-size="10pt" officeooo:rsid="0007054b" officeooo:paragraph-rsid="00066d84" style:font-size-asian="10pt" style:font-size-complex="10pt"/>
    </style:style>
    <style:style style:name="P5" style:family="paragraph" style:parent-style-name="Text_20_body">
      <style:text-properties officeooo:rsid="00110e65" officeooo:paragraph-rsid="00110e65"/>
    </style:style>
    <style:style style:name="P6" style:family="paragraph" style:parent-style-name="Text_20_body">
      <style:text-properties officeooo:rsid="001308da" officeooo:paragraph-rsid="001b25a3"/>
    </style:style>
    <style:style style:name="P7" style:family="paragraph" style:parent-style-name="Text_20_body">
      <style:text-properties officeooo:rsid="001b25a3" officeooo:paragraph-rsid="001b25a3"/>
    </style:style>
    <style:style style:name="P8" style:family="paragraph" style:parent-style-name="Text_20_body">
      <style:paragraph-properties fo:line-height="140%"/>
      <style:text-properties officeooo:rsid="001b25a3" officeooo:paragraph-rsid="001b25a3"/>
    </style:style>
    <style:style style:name="P9" style:family="paragraph" style:parent-style-name="Text_20_body">
      <style:paragraph-properties fo:line-height="140%"/>
      <style:text-properties fo:font-size="12pt" officeooo:rsid="001b25a3" officeooo:paragraph-rsid="001b25a3" style:font-size-asian="12pt" style:font-size-complex="12pt"/>
    </style:style>
    <style:style style:name="P10" style:family="paragraph" style:parent-style-name="Text_20_body">
      <style:paragraph-properties fo:line-height="140%"/>
      <style:text-properties fo:color="#0070c0" style:font-name="Hack" fo:font-size="12pt" fo:font-weight="bold" officeooo:rsid="0020eb96" officeooo:paragraph-rsid="0020eb96" fo:background-color="#dddddd" style:font-size-asian="12pt" style:font-weight-asian="bold" style:font-size-complex="12pt" style:font-weight-complex="bold"/>
    </style:style>
    <style:style style:name="P11" style:family="paragraph" style:parent-style-name="Text_20_body">
      <style:text-properties officeooo:rsid="00279a8d" officeooo:paragraph-rsid="00279a8d"/>
    </style:style>
    <style:style style:name="P12" style:family="paragraph" style:parent-style-name="Text_20_body">
      <style:text-properties officeooo:rsid="0028643a" officeooo:paragraph-rsid="0028643a"/>
    </style:style>
    <style:style style:name="P13" style:family="paragraph" style:parent-style-name="Text_20_body">
      <style:paragraph-properties fo:margin-top="0mm" fo:margin-bottom="0mm" loext:contextual-spacing="false" fo:line-height="120%"/>
      <style:text-properties style:font-name="Zurich Lt BT" fo:font-size="12pt" officeooo:rsid="0007054b" officeooo:paragraph-rsid="000e8ca5" style:font-size-asian="10pt" style:font-size-complex="10pt"/>
    </style:style>
    <style:style style:name="P14" style:family="paragraph" style:parent-style-name="Text_20_body">
      <style:paragraph-properties fo:margin-top="0mm" fo:margin-bottom="0mm" loext:contextual-spacing="false"/>
      <style:text-properties officeooo:rsid="00091b46" officeooo:paragraph-rsid="00091b46"/>
    </style:style>
    <style:style style:name="P15" style:family="paragraph" style:parent-style-name="Text_20_body">
      <style:paragraph-properties fo:margin-top="0mm" fo:margin-bottom="0mm" loext:contextual-spacing="false"/>
      <style:text-properties officeooo:rsid="00091b46" officeooo:paragraph-rsid="000e8ca5"/>
    </style:style>
    <style:style style:name="P16" style:family="paragraph" style:parent-style-name="Text_20_body">
      <style:paragraph-properties fo:margin-top="0mm" fo:margin-bottom="0mm" loext:contextual-spacing="false" fo:line-height="120%"/>
      <style:text-properties officeooo:paragraph-rsid="000e8ca5"/>
    </style:style>
    <style:style style:name="P17" style:family="paragraph" style:parent-style-name="Subtitle">
      <style:text-properties officeooo:rsid="00066d84" officeooo:paragraph-rsid="00066d84"/>
    </style:style>
    <style:style style:name="P18" style:family="paragraph" style:parent-style-name="Contents_20_2">
      <style:paragraph-properties>
        <style:tab-stops>
          <style:tab-stop style:position="165.01m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Contents_20_1">
      <style:paragraph-properties>
        <style:tab-stops>
          <style:tab-stop style:position="170mm" style:type="right" style:leader-style="dotted" style:leader-text="."/>
        </style:tab-stops>
      </style:paragraph-properties>
    </style:style>
    <style:style style:name="T1" style:family="text">
      <style:text-properties officeooo:rsid="00066d84"/>
    </style:style>
    <style:style style:name="T2" style:family="text">
      <style:text-properties style:font-name="Zurich BT2"/>
    </style:style>
    <style:style style:name="T3" style:family="text">
      <style:text-properties style:font-name="Zurich BT2" fo:font-weight="bold" style:font-weight-asian="bold" style:font-weight-complex="bold"/>
    </style:style>
    <style:style style:name="T4" style:family="text">
      <style:text-properties fo:font-weight="bold" style:font-weight-asian="bold" style:font-weight-complex="bold"/>
    </style:style>
    <style:style style:name="T5" style:family="text">
      <style:text-properties officeooo:rsid="0009eadc"/>
    </style:style>
    <style:style style:name="T6" style:family="text">
      <style:text-properties officeooo:rsid="001b25a3"/>
    </style:style>
    <style:style style:name="T7" style:family="text">
      <style:text-properties fo:font-size="11pt" style:font-size-asian="11pt" style:font-size-complex="11pt"/>
    </style:style>
    <style:style style:name="T8" style:family="text">
      <style:text-properties fo:font-size="12pt" style:font-size-asian="12pt" style:font-size-complex="12pt"/>
    </style:style>
    <style:style style:name="T9" style:family="text">
      <style:text-properties fo:font-weight="normal" style:font-weight-asian="normal" style:font-weight-complex="normal"/>
    </style:style>
    <style:style style:name="T10" style:family="text">
      <style:text-properties officeooo:rsid="00229db4"/>
    </style:style>
    <style:style style:name="T11" style:family="text">
      <style:text-properties officeooo:rsid="0024777c"/>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Vom INTERLIS-Datenmodell zur QGIS-Fachschale</text:p>
      <text:p text:style-name="P2"><text:span text:style-name="T1">7. </text:span>Treffen der Schweizerischen QGIS-Anwender</text:p>
      <text:p text:style-name="Subtitle">15. Juni 2016 / Bern</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P14"><text:span text:style-name="T3">Version</text:span> </text:p>
      <text:p text:style-name="P14">0.1<text:tab/><text:span text:style-name="T5">30. April 2016<text:tab/><text:tab/></text:span>Initialfassung</text:p>
      <text:p text:style-name="P14"/>
      <text:p text:style-name="P14"/>
      <text:p text:style-name="P14"/>
      <text:p text:style-name="P14"/>
      <text:p text:style-name="P15"><text:span text:style-name="T3">Autoren</text:span></text:p>
      <text:p text:style-name="P16">Stefan Ziegler, Amt für Geoinformation Kanton Solothurn <text:s/></text:p>
      <text:p text:style-name="P13">Hans Mustermann, fubar, gaga</text:p>
      <text:table-of-content text:style-name="Sect1" text:protected="true" text:name="Table of Contents1">
        <text:table-of-content-source text:outline-level="2">
          <text:index-title-template text:style-name="Contents_20_Heading">Inhal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text:p>
          </text:index-title>
          <text:p text:style-name="P20"><text:a xlink:type="simple" xlink:href="#__RefHeading___Toc199_1381609037" text:style-name="Index_20_Link" text:visited-style-name="Index_20_Link">1. <text:s text:c="2"/>Voraussetzungen<text:tab/>3</text:a></text:p>
          <text:p text:style-name="P18"><text:a xlink:type="simple" xlink:href="#__RefHeading___Toc201_1381609037" text:style-name="Index_20_Link" text:visited-style-name="Index_20_Link">1.1. <text:s text:c="2"/>lkjlkj<text:tab/>3</text:a></text:p>
        </text:index-body>
      </text:table-of-content>
      <text:h text:style-name="Heading_20_1" text:outline-level="1" text:is-list-header="true"><text:bookmark-start text:name="__RefHeading___Toc91_1381609037"/><text:bookmark-end text:name="__RefHeading___Toc91_1381609037"/></text:h>
      <text:p text:style-name="Text_20_body"/>
      <text:p text:style-name="Text_20_body"/>
      <text:h text:style-name="P19" text:outline-level="1"><text:bookmark-start text:name="__RefHeading___Toc199_1381609037"/>Voraussetzungen<text:bookmark-end text:name="__RefHeading___Toc199_1381609037"/></text:h>
      <text:p text:style-name="P11">Programme</text:p>
      <text:p text:style-name="P12">db usr</text:p>
      <text:p text:style-name="P11">Einstellungen QGIS...</text:p>
      <text:p text:style-name="P6"/>
      <text:h text:style-name="Heading_20_2" text:outline-level="2"><text:bookmark-start text:name="__RefHeading___Toc201_1381609037"/>lkjlkj<text:bookmark-end text:name="__RefHeading___Toc201_1381609037"/></text:h>
      <text:p text:style-name="P9">Lorem ipsum dolor sit <text:span text:style-name="T3">amet</text:span>, duo magna maluisset efficiantur ea, pri no putant forensibus constituto, id ubique feugiat <text:span text:style-name="T9">accommodare</text:span> mea. His graecis insolens id, vel facer invenire ut, duo ut tantas quaeque. Inani melius scripserit qui in, in exerci ponderum mel, has ea eruditi utroque. Facer verear moderatius ut pri, mei an deleniti senserit definiebas. Dicit altera albucius ei pri, sed an erat graece tibique. Et vel sapientem necessitatibus, qui persius erroribus ullamcorper ut.</text:p>
      <text:p text:style-name="P9">Solum gubergren persequeris ea eum. Pri odio choro munere an. Ex eam vidit viderer delicata. Zril doming cotidieque has at. Usu te possit accusata delicata.</text:p>
      <text:p text:style-name="P9">Nonumy copiosae adipisci quo et. Unum iuvaret ei duo, erant delicatissimi eu pri, modo tractatos mea ei. Eu mei populo delicata, eam odio instructior te, congue voluptua has et. Per epicuri sententiae ad, cu est choro decore. Eos et suscipit oportere, ut eos dicunt postulant gubergren.</text:p>
      <text:p text:style-name="P10"><text:span text:style-name="T11">j</text:span>ava -jar gaga.jar</text:p>
      <text:p text:style-name="P8"><text:span text:style-name="T8">Malorum copiosae delectus sea ea, no sonet recteque persecuti sit. Eam no fugit laudem primis, ei solum semper aliquando eum. Et vim graeci sensibus.</text:span> Moderatius contentiones ex nam, mea nisl facilisis ad, o</text:p>
      <text:h text:style-name="Heading_20_3" text:outline-level="3"><text:bookmark-start text:name="__RefHeading___Toc203_1381609037"/>ljkljlj<text:bookmark-end text:name="__RefHeading___Toc203_1381609037"/></text:h>
      <text:p text:style-name="P5">Cadastra Font</text:p>
      <text:p text:style-name="P1"/>
      <text:p text:style-name="P1"/>
      <text:p text:style-name="P2"><text:soft-page-break/></text:p>
      <text:p text:style-name="P2"/>
      <text:p text:style-name="P2"/>
      <text:p text:style-name="P2"/>
      <text:p text:style-name="P2"/>
      <text:p text:style-name="P2"/>
      <text:p text:style-name="P1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ack" svg:font-family="Hack" style:font-pitch="fixed"/>
    <style:font-face style:name="Liberation Mono" svg:font-family="'Liberation Mono'" style:font-family-generic="modern" style:font-pitch="fixed"/>
    <style:font-face style:name="Nimbus Mono L" svg:font-family="'Nimbus Mono L'" style:font-family-generic="modern" style:font-pitch="fixed"/>
    <style:font-face style:name="Zurich BT2" svg:font-family="'Zurich BT'" style:font-pitch="variable"/>
    <style:font-face style:name="Zurich BT" svg:font-family="'Zurich BT'" style:font-adornments="Bold" style:font-pitch="variable"/>
    <style:font-face style:name="Zurich BT1" svg:font-family="'Zurich BT'" style:font-adornments="Roman" style:font-pitch="variable"/>
    <style:font-face style:name="Zurich Lt BT" svg:font-family="'Zurich Lt BT'" style:font-pitch="variable"/>
    <style:font-face style:name="Zurich Lt BT1" svg:font-family="'Zurich Lt B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40%"/>
      <style:text-properties style:font-name="Zurich Lt BT" fo:font-family="'Zurich Lt BT'" style:font-pitch="variable" fo:font-size="12pt" officeooo:rsid="0007054b" style:font-size-asian="10pt"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color="#0070c0" style:font-name="Zurich BT" fo:font-family="'Zurich BT'" style:font-style-name="Bold"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style:font-name="Zurich BT1" fo:font-family="'Zurich BT'" style:font-style-name="Roman" style:font-pitch="variable"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Zurich BT" fo:font-family="'Zurich BT'" style:font-style-name="Bold" style:font-pitch="variable" fo:font-size="14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indent="0mm" style:auto-text-indent="false" style:page-number="auto"/>
      <style:text-properties style:font-name="Zurich BT" fo:font-family="'Zurich BT'" style:font-style-name="Bold" style:font-pitch="variable"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style:font-name="Zurich BT" fo:font-family="'Zurich BT'" style:font-style-name="Bold" style:font-pitch="variable" fo:font-size="14pt" fo:font-weight="bold" style:font-size-asian="101%" style:font-weight-asian="bold" style:font-size-complex="101%" style:font-weight-complex="600"/>
    </style:style>
    <style:style style:name="Contents_20_Heading" style:display-name="Contents Heading" style:family="paragraph" style:parent-style-name="Heading" style:class="index" style:master-page-name="">
      <style:paragraph-properties fo:margin-left="0mm" fo:margin-right="0mm" fo:text-indent="0mm" style:auto-text-indent="false" style:page-number="auto" text:number-lines="false" text:line-number="0"/>
      <style:text-properties style:font-name="Zurich BT" fo:font-family="'Zurich BT'" style:font-style-name="Bold" style:font-pitch="variable"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loext:graphic-properties draw:fill-image-width="0mm" draw:fill-image-height="0mm"/>
      <style:paragraph-properties fo:margin-left="0mm" fo:margin-right="0mm" fo:margin-top="0mm" fo:margin-bottom="0mm" loext:contextual-spacing="false" fo:line-height="140%" fo:text-indent="0mm" style:auto-text-indent="false" style:page-number="auto" style:shadow="none">
        <style:tab-stops>
          <style:tab-stop style:position="170mm" style:type="right" style:leader-style="dotted" style:leader-text="."/>
        </style:tab-stops>
      </style:paragraph-properties>
      <style:text-properties style:font-name="Zurich BT" fo:font-family="'Zurich BT'" style:font-style-name="Bold" style:font-pitch="variable" fo:font-size="12pt" fo:font-weight="bold" fo:background-color="transparen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Zurich Lt BT1" fo:font-family="'Zurich Lt BT'" style:font-style-name="Light" style:font-pitch="variable" fo:font-size="12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Zurich Lt BT1" fo:font-family="'Zurich Lt BT'" style:font-style-name="Light" style:font-pitch="variable" fo:font-size="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16:53:00.840994245</meta:creation-date>
    <dc:date>2016-04-30T15:56:22.618739621</dc:date>
    <meta:editing-duration>PT9H50M37S</meta:editing-duration>
    <meta:editing-cycles>31</meta:editing-cycles>
    <meta:generator>LibreOffice/5.1.2.2$Linux_X86_64 LibreOffice_project/10m0$Build-2</meta:generator>
    <meta:document-statistic meta:table-count="0" meta:image-count="0" meta:object-count="0" meta:page-count="4" meta:paragraph-count="25" meta:word-count="233" meta:character-count="1523" meta:non-whitespace-character-count="1306"/>
  </office:meta>
</office:document-meta>
</file>